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f log_prior(theta):</text:p>
      <text:p text:style-name="Standard"><text:s text:c="4"/>nu_X, Omega_I0, mu_X = theta</text:p>
      <text:p text:style-name="Standard"><text:s text:c="4"/></text:p>
      <text:p text:style-name="Standard"><text:s text:c="4"/># 1. Filtro de Segurança (Limites Físicos)</text:p>
      <text:p text:style-name="Standard"><text:s text:c="4"/>if not (1e-11 &lt; nu_X &lt; 1e-9 and 0.4 &lt; Omega_I0 &lt; 0.9 and 0.0 &lt; mu_X &lt; 0.1):</text:p>
      <text:p text:style-name="Standard"><text:s text:c="8"/>return -np.inf <text:s/># Se sair da pista, o motor desliga imediatamente</text:p>
      <text:p text:style-name="Standard"><text:s text:c="4"/></text:p>
      <text:p text:style-name="Standard"><text:s text:c="4"/># 2. Ancoragem de Precisão (Gaussiana para Omega_I0)</text:p>
      <text:p text:style-name="Standard"><text:s text:c="4"/># Centramos em 0.68 com sigma de 0.02 para fechar a mancha do Corner Plot</text:p>
      <text:p text:style-name="Standard"><text:s text:c="4"/>mu_prior = 0.68</text:p>
      <text:p text:style-name="Standard"><text:s text:c="4"/>sigma_prior = 0.02</text:p>
      <text:p text:style-name="Standard"><text:s text:c="4"/>log_p_omega = -0.5 * ((Omega_I0 - mu_prior) / sigma_prior)**2</text:p>
      <text:p text:style-name="Standard"><text:s text:c="4"/></text:p>
      <text:p text:style-name="Standard"><text:s text:c="4"/># 3. Ancoragem para nu_X (Prior Informativa baseada em 3.2e-10)</text:p>
      <text:p text:style-name="Standard"><text:s text:c="4"/># Isso evita que o nu_X fique "vagando" sem rumo</text:p>
      <text:p text:style-name="Standard"><text:s text:c="4"/>log_p_nu = -0.5 * ((nu_X - 3.2e-10) / 0.4e-10)**2</text:p>
      <text:p text:style-name="Standard"><text:s text:c="4"/></text:p>
      <text:p text:style-name="Standard"><text:s text:c="4"/>return log_p_omega + log_p_n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6T20:13:45.779568400</meta:creation-date>
    <dc:date>2025-12-26T20:14:24.353160900</dc:date>
    <meta:editing-duration>PT39S</meta:editing-duration>
    <meta:editing-cycles>1</meta:editing-cycles>
    <meta:document-statistic meta:table-count="0" meta:image-count="0" meta:object-count="0" meta:page-count="1" meta:paragraph-count="18" meta:word-count="115" meta:character-count="711" meta:non-whitespace-character-count="537"/>
    <meta:generator>LibreOffice/25.8.3.2$Windows_X86_64 LibreOffice_project/8ca8d55c161d602844f5428fa4b58097424e324e</meta:generator>
  </office:meta>
</office:document-meta>
</file>